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IPH Astra Serif5" svg:font-family="'IPH Astra Serif'" style:font-family-generic="roman"/>
    <style:font-face style:name="IPH Lib Serif" svg:font-family="'IPH Lib Serif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Astra Serif2" svg:font-family="'IPH Astra Serif'" style:font-adornments="Regular" style:font-pitch="variable"/>
    <style:font-face style:name="IPH Astra Serif1" svg:font-family="'IPH Astra Serif'" style:font-adornments="Обычный" style:font-pitch="variable"/>
    <style:font-face style:name="IPH Astra Serif4" svg:font-family="'IPH Astra Serif'" style:font-adornments="Полужирный" style:font-pitch="variable"/>
    <style:font-face style:name="IPH Astra Serif" svg:font-family="'IPH Astra Serif'" style:font-family-generic="roman" style:font-pitch="variable"/>
    <style:font-face style:name="IPH Astra Serif3" svg:font-family="'IPH Astra Serif'" style:font-adornments="Обычный" style:font-family-generic="roman" style:font-pitch="variable"/>
    <style:font-face style:name="IPH Lib Serif1" svg:font-family="'IPH Lib Serif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Carlito" style:font-family-generic="swiss" style:font-pitch="variable"/>
    <style:font-face style:name="Calibri1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IPH Astra Serif6" svg:font-family="'IPH Astra Serif'" style:font-family-generic="system" style:font-pitch="variable"/>
  </office:font-face-decls>
  <office:automatic-styles>
    <style:style style:name="Таблица1" style:family="table" style:master-page-name="First_20_Page">
      <style:table-properties style:width="110.01mm" style:rel-width="100%" style:page-number="auto" fo:break-before="page" table:align="center" style:writing-mode="page"/>
    </style:style>
    <style:style style:name="Таблица1.A" style:family="table-column">
      <style:table-column-properties style:column-width="110.01mm" style:rel-column-width="6237*"/>
    </style:style>
    <style:style style:name="Таблица1.1" style:family="table-row">
      <style:table-row-properties style:min-row-height="44.03mm"/>
    </style:style>
    <style:style style:name="Таблица1.A1" style:family="table-cell">
      <style:table-cell-properties fo:padding="0.97mm" fo:border="none"/>
    </style:style>
    <style:style style:name="Таблица1.2" style:family="table-row">
      <style:table-row-properties style:min-row-height="21.93mm"/>
    </style:style>
    <style:style style:name="Таблица1.3" style:family="table-row">
      <style:table-row-properties style:min-row-height="84.1mm"/>
    </style:style>
    <style:style style:name="Таблица1.4" style:family="table-row">
      <style:table-row-properties style:min-row-height="12.84mm"/>
    </style:style>
    <style:style style:name="Таблица3" style:family="table">
      <style:table-properties style:width="110.01mm" style:rel-width="100%" fo:break-before="page" table:align="center" style:writing-mode="page"/>
    </style:style>
    <style:style style:name="Таблица3.A" style:family="table-column">
      <style:table-column-properties style:column-width="13.88mm" style:rel-column-width="787*"/>
    </style:style>
    <style:style style:name="Таблица3.B" style:family="table-column">
      <style:table-column-properties style:column-width="41.26mm" style:rel-column-width="2339*"/>
    </style:style>
    <style:style style:name="Таблица3.C" style:family="table-column">
      <style:table-column-properties style:column-width="48.91mm" style:rel-column-width="2773*"/>
    </style:style>
    <style:style style:name="Таблица3.D" style:family="table-column">
      <style:table-column-properties style:column-width="5.96mm" style:rel-column-width="338*"/>
    </style:style>
    <style:style style:name="Таблица3.A1" style:family="table-cell">
      <style:table-cell-properties fo:padding="0mm" fo:border="none"/>
    </style:style>
    <style:style style:name="Таблица3.2" style:family="table-row">
      <style:table-row-properties style:min-row-height="42.02mm"/>
    </style:style>
    <style:style style:name="Таблица3.3" style:family="table-row">
      <style:table-row-properties style:min-row-height="83.91mm"/>
    </style:style>
    <style:style style:name="Таблица3.4" style:family="table-row">
      <style:table-row-properties style:min-row-height="27.98mm"/>
    </style:style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fo:line-height="3.88mm" fo:text-align="justify" style:justify-single-word="false" fo:text-indent="0mm" style:auto-text-indent="false" style:page-number="auto" fo:background-color="transparent" style:writing-mode="page"/>
      <style:text-properties officeooo:paragraph-rsid="01222ec5"/>
    </style:style>
    <style:style style:name="P5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fo:line-height="3.88mm" fo:text-align="justify" style:justify-single-word="false" fo:text-indent="0mm" style:auto-text-indent="false" style:page-number="auto" fo:background-color="transparent" style:writing-mode="page"/>
      <style:text-properties fo:letter-spacing="-0.05mm" officeooo:paragraph-rsid="015c242a" fo:background-color="transparent" style:text-scale="98%"/>
    </style:style>
    <style:style style:name="P6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 fo:background-color="transparent" style:writing-mode="page"/>
      <style:text-properties fo:text-transform="uppercase" style:font-name="IPH Lib Serif1" fo:font-size="13pt" fo:font-weight="bold" officeooo:rsid="016d5c4a" officeooo:paragraph-rsid="01722e3e" style:font-size-asian="13pt" style:font-weight-asian="bold" style:font-name-complex="Liberation Serif" style:font-size-complex="13pt" style:font-weight-complex="bold"/>
    </style:style>
    <style:style style:name="P7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style:contextual-spacing="false" fo:line-height="5.29mm" fo:text-align="center" style:justify-single-word="false" fo:orphans="2" fo:widows="2" fo:text-indent="0mm" style:auto-text-indent="false" fo:background-color="transparent" style:writing-mode="page"/>
      <style:text-properties style:font-name="IPH Lib Serif1" fo:font-size="9pt" officeooo:paragraph-rsid="01199fd0" style:font-size-asian="9pt" style:font-name-complex="Liberation Serif"/>
    </style:style>
    <style:style style:name="P8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 fo:background-color="transparent" style:writing-mode="page"/>
      <style:text-properties style:font-name="IPH Lib Serif1" fo:font-size="9pt" officeooo:paragraph-rsid="01199fd0" style:font-size-asian="9pt" style:font-name-complex="Liberation Serif"/>
    </style:style>
    <style:style style:name="P9" style:family="paragraph" style:parent-style-name="Standard">
      <style:paragraph-properties fo:margin-left="0mm" fo:margin-right="0mm" fo:line-height="3.88mm" fo:text-align="justify" style:justify-single-word="false" fo:orphans="2" fo:widows="2" fo:text-indent="0mm" style:auto-text-indent="false"/>
      <style:text-properties fo:font-size="10pt" officeooo:paragraph-rsid="0173beb8" style:font-size-asian="10pt" style:font-size-complex="10pt"/>
    </style:style>
    <style:style style:name="P10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3.53mm" style:contextual-spacing="false" fo:line-height="100%" fo:text-align="center" style:justify-single-word="false" fo:orphans="2" fo:widows="2" fo:text-indent="0mm" style:auto-text-indent="false" fo:background-color="transparent" style:writing-mode="page"/>
      <style:text-properties style:font-name="IPH Lib Serif1" fo:font-size="13pt" fo:font-weight="bold" officeooo:rsid="016d5c4a" officeooo:paragraph-rsid="01845c3a" style:font-size-asian="13pt" style:font-weight-asian="bold" style:font-name-complex="Liberation Serif" style:font-size-complex="13pt"/>
    </style:style>
    <style:style style:name="P11" style:family="paragraph" style:parent-style-name="Standard" style:master-page-name="">
      <loext:graphic-properties draw:fill="none"/>
      <style:paragraph-properties fo:margin-left="0mm" fo:margin-right="0mm" fo:line-height="3.53mm" fo:text-align="center" style:justify-single-word="false" fo:text-indent="0mm" style:auto-text-indent="false" style:page-number="auto" fo:background-color="transparent" style:shadow="none" style:snap-to-layout-grid="false" style:writing-mode="page"/>
      <style:text-properties style:font-name="IPH Lib Serif1" fo:font-size="9pt" fo:font-style="italic" officeooo:paragraph-rsid="01737fe4" style:font-size-asian="9pt" style:font-style-asian="italic" style:font-name-complex="Liberation Serif"/>
    </style:style>
    <style:style style:name="P12" style:family="paragraph" style:parent-style-name="Standard">
      <loext:graphic-properties draw:fill="none"/>
      <style:paragraph-properties fo:margin-left="0mm" fo:margin-right="0mm" fo:line-height="3.53mm" fo:text-align="center" style:justify-single-word="false" fo:text-indent="0mm" style:auto-text-indent="false" fo:background-color="transparent" style:shadow="none" style:snap-to-layout-grid="false" style:writing-mode="page"/>
      <style:text-properties style:font-name="IPH Lib Serif1" fo:font-size="9pt" fo:font-style="italic" officeooo:paragraph-rsid="01737fe4" style:font-size-asian="9pt" style:font-style-asian="italic" style:font-name-complex="Liberation Serif" style:font-size-complex="10pt"/>
    </style:style>
    <style:style style:name="P13" style:family="paragraph" style:parent-style-name="Standard">
      <style:paragraph-properties fo:margin-left="0mm" fo:margin-right="0mm" fo:line-height="100%" fo:text-indent="0mm" style:auto-text-indent="false" style:writing-mode="page">
        <style:tab-stops>
          <style:tab-stop style:position="82.13mm"/>
        </style:tab-stops>
      </style:paragraph-properties>
      <style:text-properties style:text-position="0% 100%" style:font-name="IPH Lib Serif1" fo:font-size="10pt" officeooo:paragraph-rsid="0123ce2a" style:font-size-asian="10pt" style:font-name-complex="Liberation Serif" style:font-size-complex="10pt"/>
    </style:style>
    <style:style style:name="P14" style:family="paragraph" style:parent-style-name="Standard">
      <style:paragraph-properties fo:line-height="150%" fo:text-align="center" style:justify-single-word="false"/>
      <style:text-properties fo:font-size="10pt" officeooo:paragraph-rsid="01722e3e" style:font-size-asian="10pt" style:font-size-complex="11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Standard">
      <style:paragraph-properties fo:line-height="3.88mm"/>
      <style:text-properties fo:font-size="8pt" style:font-size-asian="8pt" style:font-size-complex="8pt"/>
    </style:style>
    <style:style style:name="P17" style:family="paragraph" style:parent-style-name="Standard">
      <style:paragraph-properties fo:margin-top="0mm" fo:margin-bottom="3.53mm" style:contextual-spacing="false" fo:text-align="center" style:justify-single-word="false" fo:orphans="2" fo:widows="2"/>
      <style:text-properties fo:font-size="11pt" officeooo:paragraph-rsid="01199fd0" style:font-size-asian="11pt"/>
    </style:style>
    <style:style style:name="P18" style:family="paragraph" style:parent-style-name="Standard">
      <style:paragraph-properties fo:line-height="100%" fo:text-align="start" style:justify-single-word="false" style:writing-mode="page"/>
      <style:text-properties officeooo:paragraph-rsid="011015c3"/>
    </style:style>
    <style:style style:name="P19" style:family="paragraph" style:parent-style-name="Standard">
      <style:paragraph-properties fo:line-height="100%" fo:orphans="2" fo:widows="2" style:writing-mode="page"/>
      <style:text-properties style:font-name="IPH Lib Serif1" fo:font-size="10pt" officeooo:paragraph-rsid="01737fe4" style:font-size-asian="10pt" style:font-name-complex="Liberation Serif" style:font-size-complex="10pt"/>
    </style:style>
    <style:style style:name="P20" style:family="paragraph" style:parent-style-name="Standard">
      <style:paragraph-properties fo:line-height="3.88mm" fo:text-align="start" style:justify-single-word="false" fo:orphans="2" fo:widows="2" style:writing-mode="page">
        <style:tab-stops>
          <style:tab-stop style:position="5.08mm"/>
        </style:tab-stops>
      </style:paragraph-properties>
      <style:text-properties style:font-name="IPH Lib Serif1" fo:font-size="10pt" officeooo:paragraph-rsid="01737fe4" style:font-size-asian="10pt" style:font-name-complex="Liberation Serif" style:font-size-complex="10pt"/>
    </style:style>
    <style:style style:name="P21" style:family="paragraph" style:parent-style-name="Standard">
      <style:paragraph-properties fo:margin-top="11.99mm" fo:margin-bottom="1.5mm" style:contextual-spacing="false" fo:line-height="3.88mm" fo:text-align="center" style:justify-single-word="false" style:writing-mode="page"/>
      <style:text-properties fo:font-size="9pt" fo:font-weight="bold" officeooo:paragraph-rsid="0127d72f" style:font-size-asian="9pt" style:font-weight-asian="bold" style:font-weight-complex="bold"/>
    </style:style>
    <style:style style:name="P22" style:family="paragraph" style:parent-style-name="Standard">
      <style:paragraph-properties fo:margin-top="2.5mm" fo:margin-bottom="0mm" style:contextual-spacing="false" fo:line-height="100%"/>
      <style:text-properties fo:font-weight="bold" style:font-weight-asian="bold" style:font-weight-complex="bold"/>
    </style:style>
    <style:style style:name="P23" style:family="paragraph" style:parent-style-name="Standard">
      <style:paragraph-properties fo:margin-top="2.5mm" fo:margin-bottom="0mm" style:contextual-spacing="false" fo:line-height="3.88mm"/>
      <style:text-properties fo:font-size="8pt" style:font-size-asian="8pt" style:font-size-complex="8pt"/>
    </style:style>
    <style:style style:name="P24" style:family="paragraph" style:parent-style-name="Standard">
      <style:paragraph-properties fo:margin-top="2.5mm" fo:margin-bottom="0mm" style:contextual-spacing="false" fo:line-height="3.88mm"/>
      <style:text-properties fo:font-size="8pt" officeooo:paragraph-rsid="017954dc" style:font-size-asian="8pt" style:font-size-complex="8pt"/>
    </style:style>
    <style:style style:name="P25" style:family="paragraph" style:parent-style-name="Standard">
      <style:paragraph-properties fo:margin-top="2.5mm" fo:margin-bottom="0mm" style:contextual-spacing="false" fo:line-height="100%"/>
      <style:text-properties style:font-name="IPH Lib Serif1" fo:font-size="8pt" style:font-size-asian="8pt" style:font-name-complex="Liberation Serif" style:font-size-complex="8pt"/>
    </style:style>
    <style:style style:name="P26" style:family="paragraph" style:parent-style-name="Standard">
      <style:paragraph-properties fo:margin-top="10mm" fo:margin-bottom="0mm" style:contextual-spacing="false" fo:line-height="3.88mm"/>
      <style:text-properties fo:font-size="8pt" officeooo:paragraph-rsid="02184686" style:font-size-asian="8pt" style:font-size-complex="8pt"/>
    </style:style>
    <style:style style:name="P27" style:family="paragraph" style:parent-style-name="Standard">
      <style:paragraph-properties fo:margin-top="10mm" fo:margin-bottom="0mm" style:contextual-spacing="false" fo:line-height="3.88mm"/>
      <style:text-properties style:font-name="IPH Lib Serif1" fo:font-size="8pt" fo:font-style="italic" officeooo:paragraph-rsid="02184686" style:font-size-asian="8pt" style:font-style-asian="italic" style:font-name-complex="Liberation Serif" style:font-size-complex="8pt"/>
    </style:style>
    <style:style style:name="P28" style:family="paragraph" style:parent-style-name="Standard">
      <style:paragraph-properties fo:margin-top="10mm" fo:margin-bottom="0mm" style:contextual-spacing="false" fo:line-height="3.88mm"/>
      <style:text-properties style:font-name="IPH Lib Serif1" fo:font-size="8pt" style:font-size-asian="8pt" style:font-name-complex="Liberation Serif" style:font-size-complex="8pt"/>
    </style:style>
    <style:style style:name="P29" style:family="paragraph" style:parent-style-name="Standard">
      <style:paragraph-properties fo:margin-top="10mm" fo:margin-bottom="0mm" style:contextual-spacing="false" fo:line-height="3.88mm"/>
      <style:text-properties fo:font-size="9pt" officeooo:paragraph-rsid="0179b945" style:font-size-asian="9pt" style:font-size-complex="9pt"/>
    </style:style>
    <style:style style:name="P30" style:family="paragraph" style:parent-style-name="Standard" style:master-page-name="">
      <style:paragraph-properties fo:text-align="center" style:justify-single-word="false" style:page-number="auto"/>
      <style:text-properties fo:font-size="10pt" fo:font-weight="bold" officeooo:rsid="012cdd0b" officeooo:paragraph-rsid="012cdd0b" style:font-size-asian="10pt" style:font-weight-asian="bold" style:font-size-complex="10pt" style:font-weight-complex="bold"/>
    </style:style>
    <style:style style:name="P31" style:family="paragraph" style:parent-style-name="Standard" style:master-page-name="">
      <style:paragraph-properties fo:text-align="center" style:justify-single-word="false" style:page-number="auto" fo:break-before="page"/>
      <style:text-properties fo:font-size="10pt" fo:font-weight="bold" officeooo:rsid="01372d1b" officeooo:paragraph-rsid="01372d1b" style:font-size-asian="10pt" style:font-weight-asian="bold" style:font-size-complex="10pt" style:font-weight-complex="bold"/>
    </style:style>
    <style:style style:name="P32" style:family="paragraph" style:parent-style-name="Text_20_body" style:master-page-name="">
      <style:paragraph-properties style:page-number="auto"/>
    </style:style>
    <style:style style:name="P33" style:family="paragraph" style:parent-style-name="Standard">
      <loext:graphic-properties draw:fill="none"/>
      <style:paragraph-properties fo:margin-left="0mm" fo:margin-right="0mm" fo:margin-top="4mm" fo:margin-bottom="0mm" style:contextual-spacing="false" fo:line-height="3.53mm" fo:text-align="justify" style:justify-single-word="false" fo:hyphenation-ladder-count="no-limit" fo:text-indent="4.99mm" style:auto-text-indent="false" fo:background-color="transparent" style:writing-mode="page"/>
      <style:text-properties style:font-name="IPH Lib Serif1" fo:font-size="9pt" officeooo:paragraph-rsid="0173beb8" style:font-size-asian="9pt" style:font-name-complex="Liberation Serif" style:font-size-complex="9pt"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mm" fo:margin-right="0mm" fo:line-height="3.88mm" fo:text-align="start" style:justify-single-word="false" fo:orphans="2" fo:widows="2" fo:text-indent="7mm" style:auto-text-indent="false" fo:background-color="transparent" style:writing-mode="page">
        <style:tab-stops>
          <style:tab-stop style:position="82.13mm"/>
        </style:tab-stops>
      </style:paragraph-properties>
      <style:text-properties style:text-position="0% 100%" style:font-name="IPH Lib Serif1" fo:font-size="10pt" officeooo:paragraph-rsid="0173beb8" style:font-size-asian="10pt" style:font-name-complex="Liberation Serif" style:font-size-complex="10pt"/>
    </style:style>
    <style:style style:name="P35" style:family="paragraph" style:parent-style-name="Standard">
      <style:paragraph-properties fo:margin-top="4.99mm" fo:margin-bottom="0mm" style:contextual-spacing="false" fo:line-height="8.47mm" fo:orphans="2" fo:widows="2"/>
      <style:text-properties fo:text-transform="uppercase" style:font-name="IPH Lib Serif1" fo:font-size="11pt" fo:font-weight="bold" officeooo:rsid="016d5c4a" officeooo:paragraph-rsid="0179543b" style:font-size-asian="11pt" style:font-weight-asian="bold" style:font-name-complex="Liberation Serif" style:font-size-complex="11pt"/>
    </style:style>
    <style:style style:name="P36" style:family="paragraph" style:parent-style-name="Вышли_20_в_20_свет_20_заголовок">
      <style:paragraph-properties fo:break-before="page"/>
      <style:text-properties officeooo:paragraph-rsid="02430345"/>
    </style:style>
    <style:style style:name="P37" style:family="paragraph" style:parent-style-name="Список_20_литературы" style:master-page-name="Страница_20_издания">
      <style:paragraph-properties style:page-number="auto"/>
    </style:style>
    <style:style style:name="P38" style:family="paragraph" style:parent-style-name="Standard" style:master-page-name="First_20_Page">
      <style:paragraph-properties fo:line-height="100%" fo:text-align="center" style:justify-single-word="false" style:page-number="auto"/>
      <style:text-properties fo:font-size="10pt" officeooo:paragraph-rsid="01722e3e" style:font-size-asian="10pt" style:font-size-complex="11pt"/>
    </style:style>
    <style:style style:name="P39" style:family="paragraph" style:parent-style-name="Standard" style:master-page-name="Standard">
      <style:paragraph-properties fo:line-height="100%" fo:text-align="start" style:justify-single-word="false" fo:orphans="2" fo:widows="2" style:page-number="auto" style:writing-mode="page"/>
      <style:text-properties style:font-name="IPH Lib Serif1" fo:font-size="10pt" officeooo:paragraph-rsid="01737fe4" style:font-size-asian="10pt" style:font-name-complex="Liberation Serif" style:font-size-complex="10pt"/>
    </style:style>
    <style:style style:name="P40" style:family="paragraph" style:parent-style-name="Standard" style:master-page-name="Задний_20_форзац">
      <style:paragraph-properties fo:margin-top="0mm" fo:margin-bottom="0mm" style:contextual-spacing="false" fo:line-height="3.88mm" fo:orphans="2" fo:widows="2" style:page-number="auto" fo:break-before="page"/>
      <style:text-properties fo:font-size="9pt" officeooo:paragraph-rsid="0179543b" style:font-size-asian="9pt" style:font-size-complex="9pt"/>
    </style:style>
    <style:style style:name="P41" style:family="paragraph" style:parent-style-name="Вышли_20_в_20_свет_20_текст" style:list-style-name="Вышли_20_в_20_свет_20_нумерация">
      <style:text-properties officeooo:paragraph-rsid="02430345"/>
    </style:style>
    <style:style style:name="T1" style:family="text">
      <style:text-properties style:text-scale="96%"/>
    </style:style>
    <style:style style:name="T2" style:family="text">
      <style:text-properties fo:font-style="italic" style:font-style-asian="italic" style:text-scale="96%"/>
    </style:style>
    <style:style style:name="T3" style:family="text">
      <style:text-properties officeooo:rsid="0173beb8"/>
    </style:style>
    <style:style style:name="T4" style:family="text">
      <style:text-properties style:use-window-font-color="true" loext:opacity="0%" style:font-name="IPH Lib Serif1" fo:font-size="8pt" fo:language="en" fo:country="US" style:text-underline-style="none" style:font-size-asian="8pt" style:font-name-complex="Liberation Serif" style:font-size-complex="8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officeooo:rsid="0216d4ac"/>
    </style:style>
    <style:style style:name="T8" style:family="text">
      <style:text-properties style:font-name="IPH Lib Serif1" fo:font-size="10pt" fo:font-weight="bold" style:font-size-asian="10pt" style:font-weight-asian="bold" style:font-name-complex="Liberation Serif" style:font-size-complex="10pt"/>
    </style:style>
    <style:style style:name="T9" style:family="text">
      <style:text-properties style:font-name="IPH Lib Serif1" fo:font-size="10pt" style:font-size-asian="10pt" style:font-name-complex="Liberation Serif" style:font-size-complex="10pt"/>
    </style:style>
    <style:style style:name="T10" style:family="text">
      <style:text-properties style:font-name="IPH Lib Serif1" fo:font-size="10pt" fo:language="en" fo:country="US" style:font-size-asian="10pt" style:font-name-complex="Liberation Serif" style:font-size-complex="10pt"/>
    </style:style>
    <style:style style:name="T11" style:family="text">
      <style:text-properties style:font-name="IPH Lib Serif1" fo:font-size="10pt" fo:language="en" fo:country="US" officeooo:rsid="021e80ae" style:font-size-asian="10pt" style:font-name-complex="Liberation Serif" style:font-size-complex="10pt"/>
    </style:style>
    <style:style style:name="T12" style:family="text">
      <style:text-properties style:font-name="IPH Lib Serif1" fo:font-size="10pt" fo:language="en" fo:country="US" officeooo:rsid="0221245e" fo:background-color="#ffffff" loext:char-shading-value="0" style:font-size-asian="10pt" style:font-name-complex="Liberation Serif" style:font-size-complex="10pt"/>
    </style:style>
    <style:style style:name="T13" style:family="text">
      <style:text-properties style:font-name="IPH Lib Serif1" fo:font-size="10pt" fo:background-color="#ffffff" loext:char-shading-value="0" style:font-size-asian="10pt" style:font-name-complex="Liberation Serif" style:font-size-complex="10pt"/>
    </style:style>
    <style:style style:name="T14" style:family="text">
      <style:text-properties style:font-name="IPH Lib Serif1" style:font-name-complex="Liberation Serif"/>
    </style:style>
    <style:style style:name="T15" style:family="text">
      <style:text-properties style:font-name="IPH Lib Serif1" fo:font-style="italic" style:font-style-asian="italic" style:font-name-complex="Liberation Serif"/>
    </style:style>
    <style:style style:name="T16" style:family="text">
      <style:text-properties style:font-name="IPH Lib Serif1" fo:font-style="italic" style:font-style-asian="italic" style:font-name-complex="Liberation Serif" style:font-style-complex="italic"/>
    </style:style>
    <style:style style:name="T17" style:family="text">
      <style:text-properties style:font-name="IPH Lib Serif1" fo:font-style="italic" officeooo:rsid="0179e93e" style:font-style-asian="italic" style:font-name-complex="Liberation Serif" style:font-style-complex="italic"/>
    </style:style>
    <style:style style:name="T18" style:family="text">
      <style:text-properties style:font-name="IPH Lib Serif1" fo:font-style="italic" style:font-style-asian="italic" style:font-name-complex="Times New Roman"/>
    </style:style>
    <style:style style:name="T19" style:family="text">
      <style:text-properties style:font-name="IPH Lib Serif1" fo:font-style="italic" fo:font-weight="normal" officeooo:rsid="0179e93e" style:font-style-asian="italic" style:font-weight-asian="normal" style:font-name-complex="Liberation Serif" style:font-style-complex="italic" style:font-weight-complex="normal"/>
    </style:style>
    <style:style style:name="T20" style:family="text">
      <style:text-properties style:font-name="IPH Lib Serif1" fo:language="en" fo:country="US" officeooo:rsid="017954dc" fo:background-color="#fff200" loext:char-shading-value="0" style:font-name-complex="Liberation Serif"/>
    </style:style>
    <style:style style:name="T21" style:family="text">
      <style:text-properties style:font-name="IPH Lib Serif1" fo:language="en" fo:country="US" style:font-name-complex="Liberation Serif"/>
    </style:style>
    <style:style style:name="T22" style:family="text">
      <style:text-properties style:font-name="IPH Lib Serif1" fo:language="en" fo:country="US" officeooo:rsid="017954dc" style:font-name-complex="Liberation Serif"/>
    </style:style>
    <style:style style:name="T23" style:family="text">
      <style:text-properties style:font-name="IPH Lib Serif1" fo:background-color="#fff200" loext:char-shading-value="0" style:font-name-complex="Liberation Serif"/>
    </style:style>
    <style:style style:name="T24" style:family="text">
      <style:text-properties style:font-name="IPH Lib Serif1" fo:language="ru" fo:country="RU" officeooo:rsid="02168a76" style:font-name-complex="Liberation Serif"/>
    </style:style>
    <style:style style:name="T25" style:family="text">
      <style:text-properties style:font-name="IPH Lib Serif1" fo:language="ru" fo:country="RU" officeooo:rsid="0216d4ac" style:font-name-complex="Liberation Serif"/>
    </style:style>
    <style:style style:name="T26" style:family="text">
      <style:text-properties style:font-name="IPH Lib Serif1" fo:font-size="8pt" style:font-size-asian="8pt" style:font-name-complex="Liberation Serif" style:font-size-complex="8pt"/>
    </style:style>
    <style:style style:name="T27" style:family="text">
      <style:text-properties fo:font-size="9pt" fo:letter-spacing="-0.07mm" fo:font-weight="bold" style:font-size-asian="9pt" style:font-size-complex="9pt"/>
    </style:style>
    <style:style style:name="T28" style:family="text">
      <style:text-properties fo:font-size="9pt" fo:letter-spacing="-0.07mm" fo:font-style="italic" fo:font-weight="bold" style:font-size-asian="9pt" style:font-size-complex="9pt"/>
    </style:style>
    <style:style style:name="T29" style:family="text">
      <style:text-properties fo:letter-spacing="0.14mm"/>
    </style:style>
    <style:style style:name="T30" style:family="text">
      <style:text-properties fo:letter-spacing="-0.05mm"/>
    </style:style>
    <style:style style:name="T31" style:family="text">
      <style:text-properties fo:letter-spacing="-0.07mm"/>
    </style:style>
    <style:style style:name="T32" style:family="text">
      <style:text-properties fo:letter-spacing="-0.09mm"/>
    </style:style>
    <style:style style:name="T33" style:family="text">
      <style:text-properties fo:letter-spacing="-0.11mm"/>
    </style:style>
    <style:style style:name="Sect1" style:family="section">
      <style:section-properties style:editable="false">
        <style:columns fo:column-count="1" fo:column-gap="0m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19" text:name="год"/>
      </text:user-field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8">Федеральное государственное бюджетное учреждение науки</text:p>
            <text:p text:style-name="P14">Институт философии Российской академии наук</text:p>
          </table:table-cell>
        </table:table-row>
        <table:table-row table:style-name="Таблица1.2">
          <table:table-cell table:style-name="Таблица1.A1" office:value-type="string">
            <text:p text:style-name="P10">Татьяна Самарина</text:p>
          </table:table-cell>
        </table:table-row>
        <table:table-row table:style-name="Таблица1.3">
          <table:table-cell table:style-name="Таблица1.A1" office:value-type="string">
            <text:p text:style-name="P6">Феноменология, ноуменология,<text:line-break/>постфеноменология религии</text:p>
          </table:table-cell>
        </table:table-row>
        <table:table-row table:style-name="Таблица1.4">
          <table:table-cell table:style-name="Таблица1.A1" office:value-type="string">
            <text:p text:style-name="P7">Москва</text:p>
            <text:p text:style-name="P8"><text:user-field-get style:data-style-name="N0" text:name="год">2019</text:user-field-get></text:p>
          </table:table-cell>
        </table:table-row>
      </table:table>
      <text:p text:style-name="P1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TableLine66679808">
          <table:table-cell table:style-name="Таблица3.A1" table:number-columns-spanned="4" office:value-type="string">
            <text:p text:style-name="P39">УДК 130.21 + 124</text:p>
            <text:p text:style-name="P19">ББК 87.2 + 86.2</text:p>
            <text:p text:style-name="P20">С 17</text:p>
          </table:table-cell>
          <table:covered-table-cell/>
          <table:covered-table-cell/>
          <table:covered-table-cell/>
        </table:table-row>
        <table:table-row table:style-name="Таблица3.2">
          <table:table-cell table:style-name="Таблица3.A1" table:number-columns-spanned="4" office:value-type="string">
            <text:p text:style-name="P21">Рецензенты</text:p>
            <text:p text:style-name="P11"><text:span text:style-name="T5">канд. филос. наук </text:span>К.В. Карпов</text:p>
            <text:p text:style-name="P12"><text:span text:style-name="T5">д-р филос. наук</text:span> М.А. Пылаев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1" office:value-type="string">
            <text:p text:style-name="P9">С 17</text:p>
          </table:table-cell>
          <table:table-cell table:style-name="Таблица3.A1" table:number-columns-spanned="2" office:value-type="string">
            <text:p text:style-name="P5"><text:span text:style-name="T8">Самарина, Т.С. </text:span><text:span text:style-name="T9">Феноменология, ноуменология, постфеноменология религии [Текст] / Т.С. Самарина ; Рос. акад. наук, Ин-т философии. – М.: ИФ РАН, 2019. – </text:span><text:span text:style-name="T11">296</text:span><text:span text:style-name="T9"> с. ; 20 см. – Библиогр.: с.</text:span><text:span text:style-name="T13"> </text:span><text:span text:style-name="T12">283</text:span><text:span text:style-name="T13">–</text:span><text:span text:style-name="T12">293</text:span><text:span text:style-name="T13">. – Ре</text:span><text:span text:style-name="T9">з.: англ. – 500 экз. – </text:span><text:span text:style-name="T10">ISBN</text:span><text:span text:style-name="T9"> 978-5-9540-0349-9.</text:span></text:p>
            <text:p text:style-name="P33"><text:span text:style-name="T1">Понятие </text:span><text:span text:style-name="T2">феноменология религии</text:span><text:span text:style-name="T1"> создает ощущение какого-то чарующего мрака, обещая глубокую философскую рефлексию над темами, выходящими за рамки научного познания. Именно поэтому наследие феноменологии религии порождает многочисленные дискуссии среди исследователей, зачастую вызывая вопросы: какова связь этого движения с философской традицией? Как оно вписывается в историю религиоведения? Едина ли феноменология религии? Является ли феноменология религии «теологической диверсией» в религиоведение? Что феноменология религии дала гуманитарным исследованиям? Был ли феноменологический проект дезавуирован постмодернистской философской критикой? Ответы на эти и другие не менее важные вопросы Вы найдете в этой книге.</text:span></text:p>
          </table:table-cell>
          <table:covered-table-cell/>
          <table:table-cell table:style-name="Таблица3.A1" office:value-type="string">
            <text:p text:style-name="P4"/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34">ISBN 978-5-9540-0349-9</text:p>
          </table:table-cell>
          <table:covered-table-cell/>
          <table:table-cell table:style-name="Таблица3.A1" table:number-columns-spanned="2" office:value-type="string">
            <text:p text:style-name="P13">© Самарина Т.С., <text:user-field-get style:data-style-name="N0" text:name="год">2019</text:user-field-get></text:p>
            <text:p text:style-name="P13">© Институт философии <text:span text:style-name="T3">РАН</text:span>, <text:user-field-get style:data-style-name="N0" text:name="год">2019</text:user-field-get></text:p>
          </table:table-cell>
          <table:covered-table-cell/>
        </table:table-row>
      </table:table>
      <text:p text:style-name="P18"><text:soft-page-break/></text:p>
      <text:p text:style-name="P30">Содержание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2"/>
        </text:index-body>
      </text:table-of-content>
      <text:p text:style-name="P31">Contents</text:p>
      <text:table-of-content text:style-name="Sect1" text:name="Оглавление2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37"/>
      <text:p text:style-name="P40">Научное издание</text:p>
      <text:p text:style-name="P35"><text:span text:style-name="T7">С</text:span><text:span text:style-name="T6">амарина</text:span> т<text:span text:style-name="T6">атьяна</text:span> с<text:span text:style-name="T6">ергеевна</text:span></text:p>
      <text:p text:style-name="P22">Феноменология, ноуменология, постфеноменология религии</text:p>
      <text:p text:style-name="P27">Утверждено к печати Ученым советом<text:line-break/>Института философии РАН</text:p>
      <text:p text:style-name="P26"><text:span text:style-name="T14">Художник </text:span><text:span text:style-name="T15">Н.Е. Кожинова</text:span></text:p>
      <text:p text:style-name="P16"><text:span text:style-name="T14">Технический редактор </text:span><text:span text:style-name="T17">Е</text:span><text:span text:style-name="T16">.</text:span><text:span text:style-name="T17">А</text:span><text:span text:style-name="T16">. </text:span><text:span text:style-name="T17">Морозова</text:span></text:p>
      <text:p text:style-name="P15"><text:span text:style-name="T14">Корректор </text:span><text:span text:style-name="T18">И.А. Мальцева</text:span></text:p>
      <text:p text:style-name="P28">Лицензия ЛР № 020831 от 12.10.98 г.</text:p>
      <text:p text:style-name="P24"><text:span text:style-name="T14">Подписано в печать с оригинал-макета </text:span><text:span text:style-name="T20">00</text:span><text:span text:style-name="T23">.0</text:span><text:span text:style-name="T20">0</text:span><text:span text:style-name="T23">.</text:span><text:span text:style-name="T14">1</text:span><text:span text:style-name="T22">9</text:span><text:span text:style-name="T14">.<text:line-break/>Формат 60х84 1/16. Печать офсетная. Гарнитура </text:span><text:span text:style-name="T21">Liberation Serif</text:span><text:span text:style-name="T14">.<text:line-break/>Усл. печ. л. </text:span><text:span text:style-name="T24">1</text:span><text:span text:style-name="T25">7</text:span><text:span text:style-name="T21">,</text:span><text:span text:style-name="T25">21</text:span><text:span text:style-name="T14">. Уч.-изд. л. </text:span><text:span text:style-name="T24">15</text:span><text:span text:style-name="T14">,</text:span><text:span text:style-name="T24">57</text:span><text:span text:style-name="T14">. Тираж 500 экз. Заказ № </text:span><text:span text:style-name="T22">05</text:span><text:span text:style-name="T14">.</text:span></text:p>
      <text:p text:style-name="P23"><text:span text:style-name="T14">Оригинал-макет изготовлен в Институте философии РАН<text:line-break/>Компьютерная верстка: </text:span><text:span text:style-name="T17">Е</text:span><text:span text:style-name="T16">.А. </text:span><text:span text:style-name="T19">Морозова</text:span></text:p>
      <text:p text:style-name="P25">Отпечатано в ЦОП Института философии РАН<text:line-break/>109240, г. Москва, ул. Гончарная, д. 12, стр. 1</text:p>
      <text:p text:style-name="P29"><text:span text:style-name="T26">Информацию о наших изданиях см. на сайте Института философии<text:line-break/></text:span><text:span text:style-name="Internet_20_link"><text:span text:style-name="T4">https://iphras.ru/books</text:span></text:span><text:span text:style-name="T4">_arhiv.htm</text:span></text:p>
      <text:p text:style-name="P36"><text:span text:style-name="no-style-override-33">Вышли в свет</text:span></text:p>
      <text:list xml:id="list319651250" text:style-name="Вышли_20_в_20_свет_20_нумерация">
        <text:list-item>
          <text:p text:style-name="P41"><text:span text:style-name="Основной_20_шрифт_20_абзаца"><text:span text:style-name="T27">Биоэтика и гуманитарная экспертиза. Вып. 5 [Текст] / Рос. акад. наук, Ин-т философии ; Отв. ред. </text:span></text:span><text:span text:style-name="no-style-override-34"><text:span text:style-name="T28">Ф.Г. Майленова</text:span></text:span><text:span text:style-name="Основной_20_шрифт_20_абзаца"><text:span text:style-name="T27">. – М.: ИФРАН, 2011. – 252 с.; 20 см. – Библиогр. в примеч. – 500 экз. – ISBN 978-5-9540-0196-9.</text:span></text:span></text:p>
          <text:p text:style-name="P41"><text:span text:style-name="no-style-override-8"><text:span text:style-name="T29">Пятый выпуск ежегодного сборника, подготовленный Сектором биоэтики и гуманитарной экспертизы Института философии РАН, представляет собой результаты исследований сотрудников данного подразделения </text:span></text:span><text:span text:style-name="no-style-override-8"><text:span text:style-name="T30">совместно с учеными из других подразделений и институтов. Авторы представляют широкое тематическое разнообразие в изучении философских аспектов биоэтики и гуманитарной экспертизы. Дается интересный философско-антропологический анализ фундаментальных проблем комплексного изучения человека. Также в сборнике представлено обсуждение моральных проблем, возникающих в практике преподавания, психотерапии и психокоррекции, что является важным дополнением к исследованиям в области биотехнологий, которым традиционно уделяется пристальное внимание сотрудников сектора. Третий раздел сборника </text:span></text:span><text:span text:style-name="no-style-override-8"><text:span text:style-name="T31">посвящен </text:span></text:span><text:span text:style-name="no-style-override-8"><text:span text:style-name="T32">публикациям сотрудников группы вир</text:span></text:span><text:span text:style-name="no-style-override-8"><text:span text:style-name="T33">туалистики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IPH Astra Serif5" svg:font-family="'IPH Astra Serif'" style:font-family-generic="roman"/>
    <style:font-face style:name="IPH Lib Serif" svg:font-family="'IPH Lib Serif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Astra Serif2" svg:font-family="'IPH Astra Serif'" style:font-adornments="Regular" style:font-pitch="variable"/>
    <style:font-face style:name="IPH Astra Serif1" svg:font-family="'IPH Astra Serif'" style:font-adornments="Обычный" style:font-pitch="variable"/>
    <style:font-face style:name="IPH Astra Serif4" svg:font-family="'IPH Astra Serif'" style:font-adornments="Полужирный" style:font-pitch="variable"/>
    <style:font-face style:name="IPH Astra Serif" svg:font-family="'IPH Astra Serif'" style:font-family-generic="roman" style:font-pitch="variable"/>
    <style:font-face style:name="IPH Astra Serif3" svg:font-family="'IPH Astra Serif'" style:font-adornments="Обычный" style:font-family-generic="roman" style:font-pitch="variable"/>
    <style:font-face style:name="IPH Lib Serif1" svg:font-family="'IPH Lib Serif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Carlito" style:font-family-generic="swiss" style:font-pitch="variable"/>
    <style:font-face style:name="Calibri1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IPH Astra Serif6" svg:font-family="'IPH Astra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loext:opacity="0%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orphans="2" fo:widows="2" fo:hyphenation-ladder-count="no-limit" style:page-number="auto" style:writing-mode="page"/>
      <style:text-properties style:font-name="IPH Astra Serif2" fo:font-family="'IPH Astra Serif'" style:font-style-name="Regular" style:font-pitch="variable" fo:font-size="11pt" style:font-name-asian="IPH Astra Serif6" style:font-family-asian="'IPH Astra Serif'" style:font-family-generic-asian="system" style:font-pitch-asian="variable" style:font-size-asian="10.5pt" style:font-name-complex="IPH Astra Serif6" style:font-family-complex="'IPH Astra Serif'" style:font-family-generic-complex="system" style:font-pitch-complex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text-align="center" style:justify-single-word="false" fo:keep-with-next="always" style:writing-mode="page"/>
      <style:text-properties style:font-name="IPH Astra Serif1" fo:font-family="'IPH Astra Serif'" style:font-style-name="Обычный" style:font-pitch="variable" fo:font-size="14pt" style:font-name-asian="IPH Astra Serif6" style:font-family-asian="'IPH Astra Serif'" style:font-family-generic-asian="system" style:font-pitch-asian="variable" style:font-size-asian="14pt" style:font-name-complex="IPH Astra Serif6" style:font-family-complex="'IPH Astra Seri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style:contextual-spacing="true" fo:line-height="4.09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font-size="11pt" fo:letter-spacing="normal" fo:background-color="transparent" style:font-size-asian="10.5pt" style:text-scale="100%" fo:hyphenate="true" fo:hyphenation-remain-char-count="2" fo:hyphenation-push-char-count="4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loext:graphic-properties draw:fill-image-width="0mm" draw:fill-image-height="0mm"/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style:shadow="none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4" fo:hyphenation-push-char-count="4" loext:hyphenation-no-caps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35mm" fo:margin-bottom="4.39mm" style:contextual-spacing="false" fo:text-align="center" style:justify-single-word="false" fo:text-indent="0mm" style:auto-text-indent="false" style:page-number="auto" fo:break-before="auto" fo:break-after="auto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35mm" fo:margin-bottom="4.39mm" style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IPH Astra Serif4" fo:font-family="'IPH Astra Serif'" style:font-style-name="Полужирный" style:font-pitch="variable" fo:font-size="12pt" fo:font-weight="bold" fo:background-color="transparent" style:font-name-asian="IPH Astra Serif6" style:font-family-asian="'IPH Astra Serif'" style:font-family-generic-asian="system" style:font-pitch-asian="variable" style:font-size-asian="115%" style:font-weight-asian="bold" style:font-name-complex="IPH Astra Serif6" style:font-family-complex="'IPH Astra Serif'" style:font-family-generic-complex="system" style:font-pitch-complex="variable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margin-top="0mm" fo:margin-bottom="2.26mm" style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0.49mm" fo:margin-bottom="0mm" style:contextual-spacing="false" fo:line-height="3.88mm" fo:text-align="justify" style:justify-single-word="false" style:page-number="auto" style:shadow="none" style:writing-mode="page"/>
      <style:text-properties fo:font-size="10pt" fo:letter-spacing="-0.04mm" style:font-size-asian="10.5pt"/>
    </style:style>
    <style:style style:name="Эпиграф" style:family="paragraph" style:parent-style-name="Standard">
      <style:paragraph-properties fo:margin-top="0mm" fo:margin-bottom="2.75mm" style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mm" fo:margin-right="0mm" fo:margin-top="4.39mm" fo:margin-bottom="4.39mm" style:contextual-spacing="false" fo:line-height="100%" fo:text-indent="0mm" style:auto-text-indent="false" style:page-number="auto" fo:background-color="transparent" style:writing-mode="pag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loext:graphic-properties draw:fill="none" draw:fill-color="#729fcf"/>
      <style:paragraph-properties fo:margin-left="0mm" fo:margin-right="0mm" fo:margin-top="4.41mm" fo:margin-bottom="4.41mm" style:contextual-spacing="false" fo:line-height="100%" fo:text-align="center" style:justify-single-word="false" fo:text-indent="0mm" style:auto-text-indent="false" style:page-number="auto" fo:background-color="transparent" style:writing-mode="page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729fcf"/>
      <style:paragraph-properties fo:margin-left="0mm" fo:margin-right="0mm" fo:margin-top="4.39mm" fo:margin-bottom="4.39mm" style:contextual-spacing="false" fo:line-height="100%" fo:text-indent="0mm" style:auto-text-indent="false" fo:background-color="transparent" style:writing-mode="page">
        <style:tab-stops/>
      </style:paragraph-properties>
      <style:text-properties fo:font-size="10.5pt" fo:font-style="normal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style:contextual-spacing="true" fo:line-height="3.7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style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style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style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style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style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 style:master-page-name="">
      <loext:graphic-properties draw:fill-image-width="0mm" draw:fill-image-height="0mm"/>
      <style:paragraph-properties fo:margin-left="0mm" fo:margin-right="0mm" fo:margin-top="2.75mm" fo:margin-bottom="2.75mm" style:contextual-spacing="false" fo:line-height="100%" fo:text-align="center" style:justify-single-word="false" fo:orphans="2" fo:widows="2" fo:text-indent="0mm" style:auto-text-indent="false" style:page-number="auto" style:shadow="none" style:text-autospace="none" style:punctuation-wrap="simple" style:vertical-align="baseline" style:writing-mode="page">
        <style:tab-stops>
          <style:tab-stop style:position="95mm" style:type="right" style:leader-style="dotted" style:leader-text="."/>
        </style:tab-stops>
      </style:paragraph-properties>
      <style:text-properties fo:text-transform="uppercase" style:use-window-font-color="true" loext:opacity="0%" style:font-name="IPH Astra Serif" fo:font-family="'IPH Astra Serif'" style:font-family-generic="roman" style:font-pitch="variable" fo:font-size="9pt" fo:language="ru" fo:country="RU" fo:font-weight="bold" style:font-name-asian="IPH Astra Serif" style:font-family-asian="'IPH Astra Serif'" style:font-family-generic-asian="roman" style:font-pitch-asian="variable" style:font-size-asian="10pt" style:font-weight-asian="bold" style:font-name-complex="IPH Astra Serif" style:font-family-complex="'IPH Astra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1.99mm" style:contextual-spacing="false" fo:line-height="100%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95mm" style:type="right" style:leader-style="dotted" style:leader-text="."/>
          <style:tab-stop style:position="120mm" style:type="right" style:leader-style="dotted" style:leader-text="."/>
        </style:tab-stops>
      </style:paragraph-properties>
      <style:text-properties style:use-window-font-color="true" loext:opacity="0%" style:font-name="IPH Astra Serif" fo:font-family="'IPH Astra Serif'" style:font-family-generic="roman" style:font-pitch="variable" fo:font-size="9pt" fo:language="ru" fo:country="RU" fo:font-weight="normal" style:font-name-asian="IPH Astra Serif" style:font-family-asian="'IPH Astra Serif'" style:font-family-generic-asian="roman" style:font-pitch-asian="variable" style:font-size-asian="10pt" style:font-name-complex="IPH Astra Serif" style:font-family-complex="'IPH Astra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4mm" fo:margin-right="0mm" fo:line-height="100%" fo:orphans="0" fo:widows="0" fo:text-indent="0mm" style:auto-text-indent="false" style:text-autospace="none" style:punctuation-wrap="simple" style:vertical-align="baseline" style:writing-mode="page">
        <style:tab-stops/>
      </style:paragraph-properties>
      <style:text-properties fo:font-size="9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Astra Serif" fo:font-family="'IPH Astra Serif'" style:font-family-generic="roman" style:font-pitch="variable" fo:font-size="10pt" style:font-name-asian="IPH Astra Serif6" style:font-family-asian="'IPH Astra Serif'" style:font-family-generic-asian="system" style:font-pitch-asian="variable" style:font-size-asian="10pt" style:font-name-complex="IPH Astra Serif" style:font-family-complex="'IPH Astra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Astra Serif" fo:font-family="'IPH Astra Serif'" style:font-family-generic="roman" style:font-pitch="variable" fo:font-size="10pt" style:font-name-asian="IPH Astra Serif6" style:font-family-asian="'IPH Astra Serif'" style:font-family-generic-asian="system" style:font-pitch-asian="variable" style:font-size-asian="10pt" style:font-name-complex="IPH Astra Serif" style:font-family-complex="'IPH Astra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Astra Serif" fo:font-family="'IPH Astra Serif'" style:font-family-generic="roman" style:font-pitch="variable" fo:font-size="10pt" style:font-name-asian="IPH Astra Serif6" style:font-family-asian="'IPH Astra Serif'" style:font-family-generic-asian="system" style:font-pitch-asian="variable" style:font-size-asian="10pt" style:font-name-complex="IPH Astra Serif" style:font-family-complex="'IPH Astra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Astra Serif" fo:font-family="'IPH Astra Serif'" style:font-family-generic="roman" style:font-pitch="variable" fo:font-size="10pt" style:font-name-asian="IPH Astra Serif6" style:font-family-asian="'IPH Astra Serif'" style:font-family-generic-asian="system" style:font-pitch-asian="variable" style:font-size-asian="10pt" style:font-name-complex="IPH Astra Serif" style:font-family-complex="'IPH Astra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Astra Serif" fo:font-family="'IPH Astra Serif'" style:font-family-generic="roman" style:font-pitch="variable" fo:font-size="10pt" style:font-name-asian="IPH Astra Serif6" style:font-family-asian="'IPH Astra Serif'" style:font-family-generic-asian="system" style:font-pitch-asian="variable" style:font-size-asian="10pt" style:font-name-complex="IPH Astra Serif" style:font-family-complex="'IPH Astra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Astra Serif" fo:font-family="'IPH Astra Serif'" style:font-family-generic="roman" style:font-pitch="variable" fo:font-size="10pt" style:font-name-asian="IPH Astra Serif6" style:font-family-asian="'IPH Astra Serif'" style:font-family-generic-asian="system" style:font-pitch-asian="variable" style:font-size-asian="10pt" style:font-name-complex="IPH Astra Serif" style:font-family-complex="'IPH Astra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1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1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style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Цитирование" style:family="paragraph" style:parent-style-name="Text_20_body">
      <style:paragraph-properties fo:margin-left="7mm" fo:margin-right="7mm" fo:margin-top="2.12mm" fo:margin-bottom="2.12mm" style:contextual-spacing="false" fo:line-height="3.88mm" fo:text-indent="0mm" style:auto-text-indent="false" style:writing-mode="page"/>
      <style:text-properties fo:font-size="10pt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Subtitle" style:family="paragraph" style:parent-style-name="Standard" style:next-style-name="Standard" style:list-style-name="" style:class="chapter">
      <style:paragraph-properties fo:margin-left="0mm" fo:margin-right="0mm" fo:margin-top="0mm" fo:margin-bottom="2.82mm" style:contextual-spacing="false" fo:text-indent="7mm" style:auto-text-indent="false"/>
      <style:text-properties fo:color="#5a5a5a" loext:opacity="100%" style:font-name="Calibri" fo:font-family="Calibri, Carlito" style:font-family-generic="swiss" style:font-pitch="variable" fo:font-size="11pt" fo:letter-spacing="0.26mm" style:font-name-asian="Calibri" style:font-family-asian="Calibri, Carlito" style:font-family-generic-asian="swiss" style:font-pitch-asian="variable" style:font-size-asian="11pt" style:font-name-complex="Calibri" style:font-family-complex="Calibri, Carlito" style:font-family-generic-complex="swiss" style:font-pitch-complex="variable" style:font-size-complex="11pt"/>
    </style:style>
    <style:style style:name="Contents_20_1_20__28_user_29_" style:display-name="Contents 1 (user)" style:family="paragraph" style:parent-style-name="Standard" style:next-style-name="Standard">
      <style:paragraph-properties fo:margin-left="12.7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2_20__28_user_29_" style:display-name="Contents 2 (user)" style:family="paragraph" style:parent-style-name="Standard" style:next-style-name="Standard">
      <style:paragraph-properties fo:margin-left="25.4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3_20__28_user_29_" style:display-name="Contents 3 (user)" style:family="paragraph" style:parent-style-name="Standard" style:next-style-name="Standard">
      <style:paragraph-properties fo:margin-left="38.1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4_20__28_user_29_" style:display-name="Contents 4 (user)" style:family="paragraph" style:parent-style-name="Standard" style:next-style-name="Standard">
      <style:paragraph-properties fo:margin-left="50.8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Заголовок_20_1_20_введение" style:display-name="Заголовок 1 введение" style:family="paragraph" style:parent-style-name="Heading_20_1" style:next-style-name="Text_20_body" style:default-outline-level="" style:list-style-name="">
      <style:paragraph-properties fo:margin-left="0mm" fo:margin-right="0mm" fo:margin-top="0mm" fo:margin-bottom="4.39mm" style:contextual-spacing="false" fo:text-indent="0mm" style:auto-text-indent="false"/>
      <style:text-properties fo:font-variant="normal" fo:text-transform="non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повернутый_20_верхний_20_колонтитул" style:display-name="повернутый верхний колонтитул" style:family="paragraph" style:parent-style-name="Header">
      <style:text-properties style:text-rotation-angle="270" style:text-rotation-scale="line-height"/>
    </style:style>
    <style:style style:name="повернутый_20_нижний_20_колонтитул" style:display-name="повернутый нижний колонтитул" style:family="paragraph" style:parent-style-name="Footer">
      <style:paragraph-properties fo:text-align="start" style:justify-single-word="false"/>
      <style:text-properties fo:font-size="10pt" style:font-size-asian="10pt" style:font-size-complex="10pt" style:text-rotation-angle="270" style:text-rotation-scale="line-height"/>
    </style:style>
    <style:style style:name="Список_20_литературы" style:display-name="Список литературы" style:family="paragraph" style:parent-style-name="Text_20_body" style:master-page-name="">
      <style:paragraph-properties style:page-number="auto"/>
      <style:text-properties fo:font-size="9pt"/>
    </style:style>
    <style:style style:name="First_20_line_20_indent" style:display-name="First line indent" style:family="paragraph" style:parent-style-name="Text_20_body" style:class="text">
      <style:paragraph-properties fo:margin-left="0mm" fo:margin-right="0mm" fo:text-indent="4.99mm" style:auto-text-indent="false"/>
    </style:style>
    <style:style style:name="Hanging_20_indent" style:display-name="Hanging indent" style:family="paragraph" style:parent-style-name="Text_20_body" style:class="text">
      <style:paragraph-properties fo:margin-left="10mm" fo:margin-right="0mm" fo:text-indent="-4.99mm" style:auto-text-indent="false">
        <style:tab-stops>
          <style:tab-stop style:position="0m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6.35mm" fo:margin-right="0mm" fo:margin-top="4.23mm" fo:margin-bottom="2.12mm" style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style:contextual-spacing="false" fo:text-indent="-6.35m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6.35mm" fo:margin-right="0mm" fo:margin-top="0mm" fo:margin-bottom="4.23mm" style:contextual-spacing="false" fo:text-indent="-6.35mm" style:auto-text-indent="false"/>
    </style:style>
    <style:style style:name="Numbering_20_1_20_Cont." style:display-name="Numbering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2.7mm" fo:margin-right="0mm" fo:margin-top="4.23mm" fo:margin-bottom="2.12mm" style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style:contextual-spacing="false" fo:text-indent="-6.35m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2.7mm" fo:margin-right="0mm" fo:margin-top="0mm" fo:margin-bottom="4.23mm" style:contextual-spacing="false" fo:text-indent="-6.35mm" style:auto-text-indent="false"/>
    </style:style>
    <style:style style:name="Numbering_20_2_20_Cont." style:display-name="Numbering 2 Cont." style:family="paragraph" style:parent-style-name="List" style:class="list">
      <style:paragraph-properties fo:margin-left="12.7mm" fo:margin-right="0mm" fo:margin-top="0mm" fo:margin-bottom="2.12mm" style:contextual-spacing="false" fo:text-indent="0m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9.05mm" fo:margin-right="0mm" fo:margin-top="4.23mm" fo:margin-bottom="2.12mm" style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style:contextual-spacing="false" fo:text-indent="-6.35m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9.05mm" fo:margin-right="0mm" fo:margin-top="0mm" fo:margin-bottom="4.23mm" style:contextual-spacing="false" fo:text-indent="-6.35mm" style:auto-text-indent="false"/>
    </style:style>
    <style:style style:name="Numbering_20_3_20_Cont." style:display-name="Numbering 3 Cont." style:family="paragraph" style:parent-style-name="List" style:class="list">
      <style:paragraph-properties fo:margin-left="19.05mm" fo:margin-right="0mm" fo:margin-top="0mm" fo:margin-bottom="2.12mm" style:contextual-spacing="false" fo:text-indent="0m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5.4mm" fo:margin-right="0mm" fo:margin-top="4.23mm" fo:margin-bottom="2.12mm" style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style:contextual-spacing="false" fo:text-indent="-6.35m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5.4mm" fo:margin-right="0mm" fo:margin-top="0mm" fo:margin-bottom="4.23mm" style:contextual-spacing="false" fo:text-indent="-6.35mm" style:auto-text-indent="false"/>
    </style:style>
    <style:style style:name="Numbering_20_4_20_Cont." style:display-name="Numbering 4 Cont." style:family="paragraph" style:parent-style-name="List" style:class="list">
      <style:paragraph-properties fo:margin-left="25.4mm" fo:margin-right="0mm" fo:margin-top="0mm" fo:margin-bottom="2.12mm" style:contextual-spacing="false" fo:text-indent="0m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1.75mm" fo:margin-right="0mm" fo:margin-top="4.23mm" fo:margin-bottom="2.12mm" style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style:contextual-spacing="false" fo:text-indent="-6.35m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1.75mm" fo:margin-right="0mm" fo:margin-top="0mm" fo:margin-bottom="4.23mm" style:contextual-spacing="false" fo:text-indent="-6.35mm" style:auto-text-indent="false"/>
    </style:style>
    <style:style style:name="Numbering_20_5_20_Cont." style:display-name="Numbering 5 Cont." style:family="paragraph" style:parent-style-name="List" style:class="list">
      <style:paragraph-properties fo:margin-left="31.75mm" fo:margin-right="0mm" fo:margin-top="0mm" fo:margin-bottom="2.12mm" style:contextual-spacing="false" fo:text-indent="0m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6.35mm" fo:margin-right="0mm" fo:margin-top="4.23mm" fo:margin-bottom="2.12mm" style:contextual-spacing="false" fo:text-indent="-6.35mm" style:auto-text-indent="false"/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style:contextual-spacing="false" fo:text-indent="-6.35m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6.35mm" fo:margin-right="0mm" fo:margin-top="0mm" fo:margin-bottom="4.23mm" style:contextual-spacing="false" fo:text-indent="-6.35mm" style:auto-text-indent="false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2.7mm" fo:margin-right="0mm" fo:margin-top="4.23mm" fo:margin-bottom="2.12mm" style:contextual-spacing="false" fo:text-indent="-6.35mm" style:auto-text-indent="false"/>
    </style:style>
    <style:style style:name="List_20_2" style:display-name="List 2" style:family="paragraph" style:parent-style-name="List" style:class="list">
      <style:paragraph-properties fo:margin-left="12.7mm" fo:margin-right="0mm" fo:margin-top="0mm" fo:margin-bottom="2.12mm" style:contextual-spacing="false" fo:text-indent="-6.35m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2.7mm" fo:margin-right="0mm" fo:margin-top="0mm" fo:margin-bottom="4.23mm" style:contextual-spacing="false" fo:text-indent="-6.35mm" style:auto-text-indent="false"/>
    </style:style>
    <style:style style:name="List_20_2_20_Cont." style:display-name="List 2 Cont." style:family="paragraph" style:parent-style-name="List" style:class="list">
      <style:paragraph-properties fo:margin-left="12.7mm" fo:margin-right="0mm" fo:margin-top="0mm" fo:margin-bottom="2.12mm" style:contextual-spacing="false" fo:text-indent="0m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9.05mm" fo:margin-right="0mm" fo:margin-top="4.23mm" fo:margin-bottom="2.12mm" style:contextual-spacing="false" fo:text-indent="-6.35mm" style:auto-text-indent="false"/>
    </style:style>
    <style:style style:name="List_20_3" style:display-name="List 3" style:family="paragraph" style:parent-style-name="List" style:class="list">
      <style:paragraph-properties fo:margin-left="19.05mm" fo:margin-right="0mm" fo:margin-top="0mm" fo:margin-bottom="2.12mm" style:contextual-spacing="false" fo:text-indent="-6.35m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9.05mm" fo:margin-right="0mm" fo:margin-top="0mm" fo:margin-bottom="4.23mm" style:contextual-spacing="false" fo:text-indent="-6.35mm" style:auto-text-indent="false"/>
    </style:style>
    <style:style style:name="List_20_3_20_Cont." style:display-name="List 3 Cont." style:family="paragraph" style:parent-style-name="List" style:class="list">
      <style:paragraph-properties fo:margin-left="19.05mm" fo:margin-right="0mm" fo:margin-top="0mm" fo:margin-bottom="2.12mm" style:contextual-spacing="false" fo:text-indent="0m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5.4mm" fo:margin-right="0mm" fo:margin-top="4.23mm" fo:margin-bottom="2.12mm" style:contextual-spacing="false" fo:text-indent="-6.35mm" style:auto-text-indent="false"/>
    </style:style>
    <style:style style:name="List_20_4" style:display-name="List 4" style:family="paragraph" style:parent-style-name="List" style:class="list">
      <style:paragraph-properties fo:margin-left="25.4mm" fo:margin-right="0mm" fo:margin-top="0mm" fo:margin-bottom="2.12mm" style:contextual-spacing="false" fo:text-indent="-6.35m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5.4mm" fo:margin-right="0mm" fo:margin-top="0mm" fo:margin-bottom="4.23mm" style:contextual-spacing="false" fo:text-indent="-6.35mm" style:auto-text-indent="false"/>
    </style:style>
    <style:style style:name="List_20_4_20_Cont." style:display-name="List 4 Cont." style:family="paragraph" style:parent-style-name="List" style:class="list">
      <style:paragraph-properties fo:margin-left="25.4mm" fo:margin-right="0mm" fo:margin-top="0mm" fo:margin-bottom="2.12mm" style:contextual-spacing="false" fo:text-indent="0m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1.75mm" fo:margin-right="0mm" fo:margin-top="4.23mm" fo:margin-bottom="2.12mm" style:contextual-spacing="false" fo:text-indent="-6.35mm" style:auto-text-indent="false"/>
    </style:style>
    <style:style style:name="List_20_5" style:display-name="List 5" style:family="paragraph" style:parent-style-name="List" style:class="list">
      <style:paragraph-properties fo:margin-left="31.75mm" fo:margin-right="0mm" fo:margin-top="0mm" fo:margin-bottom="2.12mm" style:contextual-spacing="false" fo:text-indent="-6.35m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1.75mm" fo:margin-right="0mm" fo:margin-top="0mm" fo:margin-bottom="4.23mm" style:contextual-spacing="false" fo:text-indent="-6.35mm" style:auto-text-indent="false"/>
    </style:style>
    <style:style style:name="List_20_5_20_Cont." style:display-name="List 5 Cont." style:family="paragraph" style:parent-style-name="List" style:class="list">
      <style:paragraph-properties fo:margin-left="31.75mm" fo:margin-right="0mm" fo:margin-top="0mm" fo:margin-bottom="2.12mm" style:contextual-spacing="false" fo:text-indent="0mm" style:auto-text-indent="false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55mm" style:type="center"/>
          <style:tab-stop style:position="110.01m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55mm" style:type="center"/>
          <style:tab-stop style:position="110.01mm" style:type="right"/>
        </style:tab-stops>
      </style:paragraph-properties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Addressee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Sender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Drawing" style:family="paragraph" style:parent-style-name="Caption" style:class="extra"/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Index_20_2" style:display-name="Index 2" style:family="paragraph" style:parent-style-name="Index" style:class="index">
      <style:paragraph-properties fo:margin-left="4.99mm" fo:margin-right="0mm" fo:text-indent="0mm" style:auto-text-indent="false"/>
    </style:style>
    <style:style style:name="Index_20_3" style:display-name="Index 3" style:family="paragraph" style:parent-style-name="Index" style:class="index">
      <style:paragraph-properties fo:margin-left="9.98mm" fo:margin-right="0mm" fo:text-indent="0mm" style:auto-text-indent="false"/>
    </style:style>
    <style:style style:name="Index_20_Separator" style:display-name="Index Separator" style:family="paragraph" style:parent-style-name="Index" style:class="index">
      <style:paragraph-properties fo:margin-left="0mm" fo:margin-right="0mm" fo:text-indent="0m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05.02m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00.03m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95.04m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90.05m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65.09m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4.96mm" fo:margin-right="0mm" fo:text-indent="0mm" style:auto-text-indent="false">
        <style:tab-stops>
          <style:tab-stop style:position="85.05m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9.95mm" fo:margin-right="0mm" fo:text-indent="0mm" style:auto-text-indent="false">
        <style:tab-stops>
          <style:tab-stop style:position="80.06m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4.94mm" fo:margin-right="0mm" fo:text-indent="0mm" style:auto-text-indent="false">
        <style:tab-stops>
          <style:tab-stop style:position="75.07m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9.93mm" fo:margin-right="0mm" fo:text-indent="0mm" style:auto-text-indent="false">
        <style:tab-stops>
          <style:tab-stop style:position="70.08m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65.09m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Вышли_20_в_20_свет_20_текст" style:display-name="Вышли в свет текст" style:family="paragraph" style:parent-style-name="Text_20_body">
      <style:paragraph-properties fo:line-height="4.07mm"/>
      <style:text-properties fo:font-size="9pt"/>
    </style:style>
    <style:style style:name="Вышли_20_в_20_свет_20_заголовок" style:display-name="Вышли в свет заголовок" style:family="paragraph" style:parent-style-name="Standard" style:master-page-name="">
      <style:paragraph-properties fo:margin-left="0mm" fo:margin-right="0mm" fo:margin-top="0mm" fo:margin-bottom="0mm" style:contextual-spacing="false" fo:text-align="center" style:justify-single-word="false" fo:text-indent="0mm" style:auto-text-indent="false" style:page-number="auto" fo:break-before="page"/>
      <style:text-properties fo:color="#000000" loext:opacity="100%" style:font-name="IPH Astra Serif" fo:font-family="'IPH Astra Serif'" style:font-family-generic="roman" style:font-pitch="variable" fo:font-size="10pt" style:font-size-asian="10pt" style:font-name-complex="Times" style:font-family-complex="Times" style:font-family-generic-complex="roman" style:font-pitch-complex="variable" style:font-size-complex="10pt"/>
    </style:style>
    <style:style style:name="Footnote_20_Symbol" style:display-name="Footnote Symbol" style:family="text">
      <style:text-properties style:text-position="super 70%" style:font-name="IPH Astra Serif3" fo:font-family="'IPH Astra Serif'" style:font-style-name="Обычный" style:font-family-generic="roman" style:font-pitch="variable" fo:font-size="9pt" style:font-name-asian="IPH Astra Serif6" style:font-family-asian="'IPH Astra Serif'" style:font-family-generic-asian="system" style:font-pitch-asian="variable" style:font-size-asian="10.5pt" style:font-name-complex="IPH Astra Serif6" style:font-family-complex="'IPH Astra Serif'" style:font-family-generic-complex="system" style:font-pitch-complex="variable" loext:shadow="none"/>
    </style:style>
    <style:style style:name="Footnote_20_anchor" style:display-name="Footnote anchor" style:family="text">
      <style:text-properties style:text-position="super 70%" style:font-name="IPH Astra Serif5" fo:font-family="'IPH Astra Serif'" style:font-family-generic="roman" style:font-name-asian="IPH Astra Serif6" style:font-family-asian="'IPH Astra Serif'" style:font-family-generic-asian="system" style:font-pitch-asian="variable" style:font-name-complex="IPH Astra Serif6" style:font-family-complex="'IPH Astra Serif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 style:font-name="IPH Astra Serif5" fo:font-family="'IPH Astra Serif'" style:font-family-generic="roman" style:font-name-asian="IPH Astra Serif6" style:font-family-asian="'IPH Astra Serif'" style:font-family-generic-asian="system" style:font-pitch-asian="variable" style:font-name-complex="IPH Astra Serif6" style:font-family-complex="'IPH Astra Serif'" style:font-family-generic-complex="system" style:font-pitch-complex="variable"/>
    </style:style>
    <style:style style:name="Endnote_20_Symbol" style:display-name="Endnote Symbol" style:family="text">
      <style:text-properties style:font-name="IPH Astra Serif5" fo:font-family="'IPH Astra Serif'" style:font-family-generic="roman" style:font-name-asian="IPH Astra Serif6" style:font-family-asian="'IPH Astra Serif'" style:font-family-generic-asian="system" style:font-pitch-asian="variable" style:font-name-complex="IPH Astra Serif6" style:font-family-complex="'IPH Astra Serif'" style:font-family-generic-complex="system" style:font-pitch-complex="variable"/>
    </style:style>
    <style:style style:name="Emphasis" style:family="text">
      <style:text-properties style:font-name="IPH Astra Serif" fo:font-family="'IPH Astra Serif'" style:font-family-generic="roman" style:font-pitch="variable" fo:font-style="italic" style:font-name-asian="IPH Astra Serif6" style:font-family-asian="'IPH Astra Serif'" style:font-family-generic-asian="system" style:font-pitch-asian="variable" style:font-style-asian="italic" style:font-name-complex="IPH Astra Serif" style:font-family-complex="'IPH Astra Serif'" style:font-family-generic-complex="roman" style:font-pitch-complex="variable"/>
    </style:style>
    <style:style style:name="Internet_20_link" style:display-name="Internet link" style:family="text">
      <style:text-properties style:use-window-font-color="true" loext:opacity="0%" style:font-name="IPH Astra Serif" fo:font-family="'IPH Astra Serif'" style:font-family-generic="roman" style:font-pitch="variable" style:text-underline-style="none" style:font-name-asian="IPH Astra Serif6" style:font-family-asian="'IPH Astra Serif'" style:font-family-generic-asian="system" style:font-pitch-asian="variable" style:font-name-complex="IPH Astra Serif" style:font-family-complex="'IPH Astra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loext:opacity="0%" style:font-name="IPH Astra Serif5" fo:font-family="'IPH Astra Serif'" style:font-family-generic="roman" style:text-underline-style="none" style:font-name-asian="IPH Astra Serif6" style:font-family-asian="'IPH Astra Serif'" style:font-family-generic-asian="system" style:font-pitch-asian="variable" style:font-name-complex="IPH Astra Serif6" style:font-family-complex="'IPH Astra Serif'" style:font-family-generic-complex="system" style:font-pitch-complex="variable"/>
    </style:style>
    <style:style style:name="Strong_20_Emphasis" style:display-name="Strong Emphasis" style:family="text">
      <style:text-properties style:font-name="IPH Astra Serif5" fo:font-family="'IPH Astra Serif'" style:font-family-generic="roman" fo:font-weight="bold" style:font-name-asian="IPH Astra Serif6" style:font-family-asian="'IPH Astra Serif'" style:font-family-generic-asian="system" style:font-pitch-asian="variable" style:font-size-asian="10.5pt" style:font-weight-asian="bold" style:font-name-complex="IPH Astra Serif" style:font-family-complex="'IPH Astra Serif'" style:font-family-generic-complex="roman" style:font-pitch-complex="variable" style:font-weight-complex="bold"/>
    </style:style>
    <style:style style:name="Numbering_20_Symbols" style:display-name="Numbering Symbols" style:family="text">
      <style:text-properties style:font-name="IPH Astra Serif5" fo:font-family="'IPH Astra Serif'" style:font-family-generic="roman" style:font-name-asian="IPH Astra Serif6" style:font-family-asian="'IPH Astra Serif'" style:font-family-generic-asian="system" style:font-pitch-asian="variable" style:font-name-complex="IPH Astra Serif6" style:font-family-complex="'IPH Astra Serif'" style:font-family-generic-complex="system" style:font-pitch-complex="variable"/>
    </style:style>
    <style:style style:name="Page_20_Number" style:display-name="Page Number" style:family="text">
      <style:text-properties fo:color="#000000" loext:opacity="100%" style:font-name="IPH Astra Serif" fo:font-family="'IPH Astra Serif'" style:font-family-generic="roman" style:font-pitch="variable" fo:font-size="10pt" fo:language="ru" fo:country="RU" style:font-name-asian="IPH Astra Serif6" style:font-family-asian="'IPH Astra Serif'" style:font-family-generic-asian="system" style:font-pitch-asian="variable" style:font-size-asian="10pt" style:font-name-complex="IPH Astra Serif" style:font-family-complex="'IPH Astra Serif'" style:font-family-generic-complex="roman" style:font-pitch-complex="variable" style:font-size-complex="10pt"/>
    </style:style>
    <style:style style:name="Index_20_Link" style:display-name="Index Link" style:family="text">
      <style:text-properties style:font-name="IPH Astra Serif5" fo:font-family="'IPH Astra Serif'" style:font-family-generic="roman" style:font-name-asian="IPH Astra Serif6" style:font-family-asian="'IPH Astra Serif'" style:font-family-generic-asian="system" style:font-pitch-asian="variable" style:font-name-complex="IPH Astra Serif6" style:font-family-complex="'IPH Astra Serif'" style:font-family-generic-complex="system" style:font-pitch-complex="variable"/>
    </style:style>
    <style:style style:name="Default_20_Paragraph_20_Font" style:display-name="Default Paragraph Font" style:family="text"/>
    <style:style style:name="Caption_20_characters" style:display-name="Caption characters" style:family="text">
      <style:text-properties style:font-name="IPH Astra Serif5" fo:font-family="'IPH Astra Serif'" style:font-family-generic="roman" style:font-name-asian="IPH Astra Serif6" style:font-family-asian="'IPH Astra Serif'" style:font-family-generic-asian="system" style:font-pitch-asian="variable" style:font-name-complex="IPH Astra Serif6" style:font-family-complex="'IPH Astra Serif'" style:font-family-generic-complex="system" style:font-pitch-complex="variable"/>
    </style:style>
    <style:style style:name="Drop_20_Caps" style:display-name="Drop Caps" style:family="text">
      <style:text-properties style:font-name="IPH Astra Serif5" fo:font-family="'IPH Astra Serif'" style:font-family-generic="roman" style:font-name-asian="IPH Astra Serif6" style:font-family-asian="'IPH Astra Serif'" style:font-family-generic-asian="system" style:font-pitch-asian="variable" style:font-name-complex="IPH Astra Serif6" style:font-family-complex="'IPH Astra Serif'" style:font-family-generic-complex="system" style:font-pitch-complex="variable"/>
    </style:style>
    <style:style style:name="Placeholder" style:family="text">
      <style:text-properties fo:font-variant="small-caps" fo:color="#008080" loext:opacity="100%" style:font-name="IPH Astra Serif5" fo:font-family="'IPH Astra Serif'" style:font-family-generic="roman" style:text-underline-style="dotted" style:text-underline-width="auto" style:text-underline-color="font-color" style:font-name-asian="IPH Astra Serif6" style:font-family-asian="'IPH Astra Serif'" style:font-family-generic-asian="system" style:font-pitch-asian="variable" style:font-name-complex="IPH Astra Serif6" style:font-family-complex="'IPH Astra Serif'" style:font-family-generic-complex="system" style:font-pitch-complex="variable"/>
    </style:style>
    <style:style style:name="Line_20_numbering" style:display-name="Line numbering" style:family="text">
      <style:text-properties style:font-name="IPH Astra Serif5" fo:font-family="'IPH Astra Serif'" style:font-family-generic="roman" style:font-name-asian="IPH Astra Serif6" style:font-family-asian="'IPH Astra Serif'" style:font-family-generic-asian="system" style:font-pitch-asian="variable" style:font-name-complex="IPH Astra Serif6" style:font-family-complex="'IPH Astra Serif'" style:font-family-generic-complex="system" style:font-pitch-complex="variable"/>
    </style:style>
    <style:style style:name="Main_20_index_20_entry" style:display-name="Main index entry" style:family="text">
      <style:text-properties style:font-name="IPH Astra Serif5" fo:font-family="'IPH Astra Serif'" style:font-family-generic="roman" fo:font-weight="bold" style:font-name-asian="IPH Astra Serif6" style:font-family-asian="'IPH Astra Serif'" style:font-family-generic-asian="system" style:font-pitch-asian="variable" style:font-weight-asian="bold" style:font-name-complex="IPH Astra Serif6" style:font-family-complex="'IPH Astra Serif'" style:font-family-generic-complex="system" style:font-pitch-complex="variable" style:font-weight-complex="bold"/>
    </style:style>
    <style:style style:name="Rubies" style:family="text">
      <style:text-properties style:font-name="IPH Astra Serif5" fo:font-family="'IPH Astra Serif'" style:font-family-generic="roman" fo:font-size="6pt" style:text-underline-style="none" style:font-name-asian="IPH Astra Serif6" style:font-family-asian="'IPH Astra Serif'" style:font-family-generic-asian="system" style:font-pitch-asian="variable" style:font-size-asian="6pt" style:font-name-complex="IPH Astra Serif6" style:font-family-complex="'IPH Astra Serif'" style:font-family-generic-complex="system" style:font-pitch-complex="variable" style:font-size-complex="6pt" style:text-emphasize="none"/>
    </style:style>
    <style:style style:name="Vertical_20_Numbering_20_Symbols" style:display-name="Vertical Numbering Symbols" style:family="text">
      <style:text-properties style:font-name="IPH Astra Serif5" fo:font-family="'IPH Astra Serif'" style:font-family-generic="roman" style:font-name-asian="IPH Astra Serif6" style:font-family-asian="'IPH Astra Serif'" style:font-family-generic-asian="system" style:font-pitch-asian="variable" style:font-name-complex="IPH Astra Serif6" style:font-family-complex="'IPH Astra Serif'" style:font-family-generic-complex="system" style:font-pitch-complex="variable" style:text-rotation-angle="90" style:text-rotation-scale="line-height"/>
    </style:style>
    <style:style style:name="Citation" style:family="text">
      <style:text-properties style:font-name="IPH Astra Serif5" fo:font-family="'IPH Astra Serif'" style:font-family-generic="roman" fo:font-style="italic" style:font-name-asian="IPH Astra Serif6" style:font-family-asian="'IPH Astra Serif'" style:font-family-generic-asian="system" style:font-pitch-asian="variable" style:font-style-asian="italic" style:font-name-complex="IPH Astra Serif6" style:font-family-complex="'IPH Astra Serif'" style:font-family-generic-complex="system" style:font-pitch-complex="variable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IPH Astra Serif5" fo:font-family="'IPH Astra Serif'" style:font-family-generic="roman" fo:font-style="italic" style:font-name-asian="IPH Astra Serif6" style:font-family-asian="'IPH Astra Serif'" style:font-family-generic-asian="system" style:font-pitch-asian="variable" style:font-style-asian="italic" style:font-name-complex="IPH Astra Serif6" style:font-family-complex="'IPH Astra Serif'" style:font-family-generic-complex="system" style:font-pitch-complex="variable" style:font-style-complex="italic"/>
    </style:style>
    <style:style style:name="Definition" style:family="text">
      <style:text-properties style:font-name="IPH Astra Serif5" fo:font-family="'IPH Astra Serif'" style:font-family-generic="roman" style:font-name-asian="IPH Astra Serif6" style:font-family-asian="'IPH Astra Serif'" style:font-family-generic-asian="system" style:font-pitch-asian="variable" style:font-name-complex="IPH Astra Serif6" style:font-family-complex="'IPH Astra Serif'" style:font-family-generic-complex="system" style:font-pitch-complex="variabl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Основной_20_шрифт_20_абзаца" style:display-name="Основной шрифт абзаца" style:family="text"/>
    <style:style style:name="no-style-override-8" style:family="text" style:parent-style-name="Основной_20_шрифт_20_абзаца">
      <style:text-properties style:font-name="IPH Astra Serif" fo:font-family="'IPH Astra Serif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no-style-override-33" style:family="text" style:parent-style-name="Основной_20_шрифт_20_абзаца">
      <style:text-properties fo:text-transform="uppercase" style:font-name="IPH Astra Serif" fo:font-family="'IPH Astra Serif'" style:font-family-generic="roman" style:font-pitch="variable" fo:font-size="9pt" fo:font-weight="bold" style:font-size-asian="9pt" style:font-weight-asian="bold" style:font-name-complex="Times New Roman" style:font-family-complex="'Times New Roman'" style:font-family-generic-complex="roman" style:font-pitch-complex="variable" style:font-size-complex="9pt" style:font-weight-complex="bold"/>
    </style:style>
    <style:style style:name="no-style-override-34" style:family="text" style:parent-style-name="Основной_20_шрифт_20_абзаца">
      <style:text-properties style:font-name="IPH Astra Serif" fo:font-family="'IPH Astra Serif'" style:font-family-generic="roman" style:font-pitch="variable" fo:font-size="9pt" fo:font-style="italic" fo:font-weight="bold" style:font-size-asian="9pt" style:font-style-asian="italic" style:font-weight-asian="bold" style:font-name-complex="Times New Roman" style:font-family-complex="'Times New Roman'" style:font-family-generic-complex="roman" style:font-pitch-complex="variable" style:font-size-complex="9pt" style:font-style-complex="italic" style:font-weight-complex="bol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)" text:bullet-char="–">
        <style:list-level-properties text:list-level-position-and-space-mode="label-alignment">
          <style:list-level-label-alignment text:label-followed-by="space" fo:text-indent="14.01mm"/>
        </style:list-level-properties>
        <style:text-properties style:font-name="OpenSymbol"/>
      </text:list-level-style-bullet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list-style style:name="Вышли_20_в_20_свет_20_нумерация" style:display-name="Вышли в свет нумерация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3" text:style-name="WW8Num7z2" style:num-suffix="." style:num-format="1" text:display-levels="2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5" text:style-name="WW8Num7z4" style:num-suffix="." style:num-format="1" text:display-levels="2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6" text:style-name="WW8Num7z5" style:num-suffix="." style:num-format="1" text:display-levels="2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8" text:style-name="WW8Num7z7" style:num-suffix="." style:num-format="1" text:display-levels="2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9" text:style-name="WW8Num7z8" style:num-suffix="." style:num-format="1" text:display-levels="2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page-layout style:name="Mpm1">
      <style:page-layout-properties fo:page-width="148.01mm" fo:page-height="255.01mm" style:num-format="1" style:print-orientation="portrait" fo:margin-top="11.99mm" fo:margin-bottom="17.99mm" fo:margin-left="19mm" fo:margin-right="1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97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5">
      <style:page-layout-properties fo:page-width="148.01mm" fo:page-height="210.01mm" style:num-format="1" style:print-orientation="portrait" fo:margin-top="17.99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8.01mm" fo:page-height="210.01mm" style:num-format="1" style:print-orientation="portrait" fo:margin-top="20mm" fo:margin-bottom="20mm" fo:margin-left="19mm" fo:margin-right="1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48.01mm" fo:page-height="255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48.01mm" fo:page-height="255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11">
      <style:page-layout-properties fo:page-width="229.01mm" fo:page-height="148.01mm" style:num-format="1" style:print-orientation="landscape" fo:margin-top="19mm" fo:margin-bottom="19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48.01mm" fo:page-height="255.01mm" style:num-format="1" style:print-orientation="portrait" fo:margin-top="10mm" fo:margin-bottom="1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55.01mm" fo:page-height="148.01mm" style:num-format="1" style:print-orientation="landscape" fo:margin-top="19mm" fo:margin-bottom="1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5" style:next-style-name="Форзац"/>
    <style:master-page style:name="Форзац" style:page-layout-name="Mpm6" style:next-style-name="Содержание"/>
    <style:master-page style:name="Содержание" style:page-layout-name="Mpm6"/>
    <style:master-page style:name="Задний_20_форзац" style:display-name="Задний форзац" style:page-layout-name="Mpm7"/>
    <style:master-page style:name="Footnote" style:page-layout-name="Mpm8"/>
    <style:master-page style:name="Index" style:page-layout-name="Mpm9"/>
    <style:master-page style:name="Страница_20_издания" style:display-name="Страница издания" style:page-layout-name="Mpm10">
      <style:footer>
        <text:p text:style-name="MP2"><text:page-number text:select-page="current">5</text:page-number></text:p>
      </style:footer>
      <style:footer-left>
        <text:p text:style-name="MP3"><text:page-number text:select-page="current">0</text:page-number></text:p>
      </style:footer-left>
    </style:master-page>
    <style:master-page style:name="Envelope" style:page-layout-name="Mpm11"/>
    <style:master-page style:name="HTML" style:page-layout-name="Mpm12"/>
    <style:master-page style:name="Landscape" style:page-layout-name="Mpm13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4-01T15:01:56.659262097</meta:creation-date>
    <meta:generator>LibreOffice/7.1.4.2$Linux_X86_64 LibreOffice_project/a529a4fab45b75fefc5b6226684193eb000654f6</meta:generator>
    <meta:editing-duration>PT11H6M49S</meta:editing-duration>
    <meta:editing-cycles>75</meta:editing-cycles>
    <dc:date>2021-08-29T15:19:33.769278911</dc:date>
    <dc:creator>Георгий  Литвинов</dc:creator>
    <meta:document-statistic meta:table-count="2" meta:image-count="0" meta:object-count="0" meta:page-count="7" meta:paragraph-count="39" meta:word-count="398" meta:character-count="3104" meta:non-whitespace-character-count="2736"/>
  </office:meta>
</office:document-meta>
</file>